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9" calcext:value-type="float">
            <text:p>9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table:number-columns-spanned="8" table:number-rows-spanned="7"/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lane</text:p>
          </table:table-cell>
          <table:table-cell table:style-name="ce4" table:number-columns-repeated="6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 table:number-rows-repeated="21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76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00/00/00</text:date>, <text:time style:data-style-name="N2" text:time-value="22:50:32.04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3-12T23:35:45.281000000</dc:date>
    <meta:generator>LibreOffice/6.2.0.3$Windows_X86_64 LibreOffice_project/98c6a8a1c6c7b144ce3cc729e34964b47ce25d62</meta:generator>
    <meta:editing-duration>PT11H12M38S</meta:editing-duration>
    <meta:editing-cycles>82</meta:editing-cycles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2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